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pj7gQ6k67FP97MMMhFRr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76qTFctqc8krqh9GKGm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QFpFP9kJrcgWJmR8w6Nr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pJFBQQGpNM8D9w8BBfG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kcdgCRNm6fWmNjgTbnF</text:p>
          </table:table-cell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qBm7CnKjCWzKBQcph89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pWcKBwRPzjFthNTWWnR</text:p>
          </table:table-cell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bc6mFhKFNdqtCTJ9wwGJ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bC6d7CCD9frkFTJ8BMLJ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8Nwc79RrDqgRrqPCczFb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NCWTDLLz6CHGDJzCMCjk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tkCBtLJGWMPm9cWz77NK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KWKRDkTtWgGww6kjtfhR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Wc9gCNhcGWHCP6KcGzbj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bWCHFq7RhQzDBjCtLcRj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FWLRtB7MjFFLbNFRCLc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PKkthwQKdFTDgK6WTQqR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6wkdLnFDWKc8CHmdRWfP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8mR6RdH6nnMFGTdF6ffF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Rn6KwrjpdP6wqjtGFGW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6T9cpCjmwNtMRkD6c6pNC</text:p>
          </table:table-cell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m7Fg7BbmhtWN7TFPKb6f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8PhhW96tJJTnN7f77C7b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gFtfkdRwHbdCmKz8kmRC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hcHnWztNdGbLgJbtzbHC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WJDkL9JR77QmTdfPmt9w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N9B6QcH6BCdcJtNCNTwJ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qcKjPKKmFfjqMqWqDmW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JH6TM8ThDgd6GKNbMbKm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tFbKJjRFwMWQpLGnQR8 - 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p8RnQbnhjM8dPR7CjJLj</text:p>
          </table:table-cell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Ghkz7dKNtQd9czpFhhhr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8n6LDWrjhRKmghDpH8F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6wwtbnmnfkfBp9WfBjfN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FmMN7FrrD9T7wNmRfbP</text:p>
          </table:table-cell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mdGdJjn7hfBDHdqhPm8z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HCNJwm8Q6Gm7L8mLQ8T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FC8QR7k8T9WM8HHm9PPm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GqTPbzCC6QN6Nkwjrthj</text:p>
          </table:table-cell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zWkt9H79fgkLqC6wqctH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NQNFFcPRnMQMHmB6t9t6</text:p>
          </table:table-cell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gnCrPfFT8F88mn9qK9pq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nrqf9WmFbQNHTkkk6htL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rF8h6dTHwQd9qR6gRnD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qQtDHQ8pMgcGBRBRFT7c</text:p>
          </table:table-cell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8TtnhCrGPchHjbJqNj86 -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wzFkTTtW8gqwTCbLRNbP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hQ7rQjcwMTrHcBcjwdQL -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pnqjpTwQfwKpmdtd8H6N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W8hnzQk9DFq89t6Gm9cH - 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76hC7kM6jcNzPgqkTwqf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C9dGnhCMDWQdD7rC7QbHj - A, 6CntKbGMhcBqqnHmgGM99 -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7brMw6wh6mW98Ln9Hh6f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fJhkbkJH6WPtr8ztNTcp9 - F, CwPrBwgWTjRL9kPchD6G7 -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8MGfzFdqWGwrcJgpDqR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tpBR6gq8FMwbrc7nD8Nz - F, 7bHMKdmh9wJkpqH6Hk7rM -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qtdMH8fDBPCnjDcLNd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dbdr7LtkJqHKPRthwCfhq - F, GbmNLthWjCHfML9thPbbt -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WQdqjJfGzCjjCRJzM6PG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hgmFkNBHjCqB6rBzFp8W - F, LdhWCQdJmzHn9gChmWRPG -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fLLLbcmBpfkqrR9fKGtj</text:p>
          </table:table-cell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QGqrFhCnDmkNFcbLBNhp - 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BgRbDmcFzW9kGnPFrqQ8</text:p>
          </table:table-cell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FJzQMnLBzFNqjL7BdJgj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WKQRtfbPPRGqh6dMdQFK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Crgw7PnFN69zb9DKzFTb - 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office:value-type="string" calcext:value-type="string">
            <text:p>https://fabtcg.com/products/booster-set/dynasty/</text:p>
          </table:table-cell>
          <table:table-cell office:value-type="string" calcext:value-type="string">
            <text:p>https://fabtcg.com/collectors-centre/dynasty/</text:p>
          </table:table-cell>
          <table:table-cell office:value-type="string" calcext:value-type="string">
            <text:p>https://fabtcg.com/resources/card-galleries/dynasty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prmGL98FMqcPzPBpKmQ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Outsider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zd6wBL7zcQR7zrJhwCjrh - N</text:p>
          </table:table-cell>
          <table:table-cell office:value-type="string" calcext:value-type="string">
            <text:p>2023-03-24T00:00:00.000Z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OUT000</text:p>
          </table:table-cell>
          <table:table-cell table:style-name="ce2" office:value-type="string" calcext:value-type="string">
            <text:p>OUT238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ttps://fabtcg.com/collectors-centre/outsiders/</text:p>
          </table:table-cell>
          <table:table-cell table:style-name="ce2" office:value-type="string" calcext:value-type="string">
            <text:p>https://fabtcg.com/resources/card-galleries/outsiders/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7LbfKJbkWGGwFJDWJn8GB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akn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cjfRJCbhGChDhr87thKC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A001</text:p>
          </table:table-cell>
          <table:table-cell office:value-type="string" calcext:value-type="string">
            <text:p>ARA02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7DwGmMt7dfMKMwTKFQ6hB</text:p>
          </table:table-cell>
          <table:table-cell office:value-type="string" calcext:value-type="string">
            <text:p>AZL</text:p>
          </table:table-cell>
          <table:table-cell office:value-type="string" calcext:value-type="string">
            <text:p>Azale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jqQPB9QdmmthRGQ8KNjB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ZL001</text:p>
          </table:table-cell>
          <table:table-cell office:value-type="string" calcext:value-type="string">
            <text:p>AZL03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ppTqJLgqJpNMjBcRrcp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nj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fDb6TzCPmLhPd7H7qkF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N001</text:p>
          </table:table-cell>
          <table:table-cell office:value-type="string" calcext:value-type="string">
            <text:p>BEN02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LdCDCHzbczh9qc9bzGp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Katsu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w8MWFJtGCLg6hRRjbw9w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AT001</text:p>
          </table:table-cell>
          <table:table-cell office:value-type="string" calcext:value-type="string">
            <text:p>KAT02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7tp6jGn6pHTfDJLhKTpFz</text:p>
          </table:table-cell>
          <table:table-cell office:value-type="string" calcext:value-type="string">
            <text:p>UZU</text:p>
          </table:table-cell>
          <table:table-cell office:value-type="string" calcext:value-type="string">
            <text:p>Uzur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6NGWpLQ6bGfKLrghCJD9m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ZU001</text:p>
          </table:table-cell>
          <table:table-cell office:value-type="string" calcext:value-type="string">
            <text:p>UZU03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kjKBztc6Jwkbjm8FfTgtL</text:p>
          </table:table-cell>
          <table:table-cell office:value-type="string" calcext:value-type="string">
            <text:p>RIP</text:p>
          </table:table-cell>
          <table:table-cell office:value-type="string" calcext:value-type="string">
            <text:p>Riptid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kpCbmwz6ckdqc8B7kKkC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IP001</text:p>
          </table:table-cell>
          <table:table-cell office:value-type="string" calcext:value-type="string">
            <text:p>RIP03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11:35:18.837796669</meta:creation-date>
    <dc:date>2023-04-02T11:59:20.876547110</dc:date>
    <meta:editing-duration>PT4H25M56S</meta:editing-duration>
    <meta:editing-cycles>84</meta:editing-cycles>
    <meta:generator>LibreOffice/7.4.6.2$MacOSX_AARCH64 LibreOffice_project/5b1f5509c2decdade7fda905e3e1429a67acd63d</meta:generator>
    <meta:document-statistic meta:table-count="1" meta:cell-count="492" meta:object-count="0"/>
  </office:meta>
</office:document-meta>
</file>